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2" style:family="paragraph" style:parent-style-name="Text_20_body">
      <style:paragraph-properties fo:text-align="justify" style:justify-single-word="false"/>
      <style:text-properties fo:language="ru" fo:country="RU" fo:font-weight="bold" style:font-weight-asian="bold" style:font-weight-complex="bold"/>
    </style:style>
    <style:style style:name="P13" style:family="paragraph" style:parent-style-name="Text_20_body">
      <style:paragraph-properties fo:text-align="justify" style:justify-single-word="false"/>
      <style:text-properties fo:language="ru" fo:country="RU" fo:background-color="#00ccff"/>
    </style:style>
    <style:style style:name="P14" style:family="paragraph" style:parent-style-name="Text_20_body">
      <style:paragraph-properties fo:text-align="justify" style:justify-single-word="false"/>
      <style:text-properties fo:language="ru" fo:country="RU" fo:background-color="#ffffff"/>
    </style:style>
    <style:style style:name="P15" style:family="paragraph" style:parent-style-name="Text_20_body">
      <style:paragraph-properties fo:text-align="end" style:justify-single-word="false"/>
      <style:text-properties fo:language="ru" fo:country="RU"/>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ab-stops>
          <style:tab-stop style:position="19.029cm"/>
        </style:tab-stops>
      </style:paragraph-properties>
    </style:style>
    <style:style style:name="P19" style:family="paragraph" style:parent-style-name="Text_20_body">
      <style:paragraph-properties fo:text-align="justify" style:justify-single-word="false"/>
      <style:text-properties fo:color="#0000ff"/>
    </style:style>
    <style:style style:name="P20" style:family="paragraph" style:parent-style-name="Text_20_body">
      <style:paragraph-properties fo:text-align="justify"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text-properties fo:language="en" fo:country="US"/>
    </style:style>
    <style:style style:name="P23" style:family="paragraph" style:parent-style-name="Text_20_body">
      <style:paragraph-properties fo:text-align="justify" style:justify-single-word="false"/>
      <style:text-properties fo:language="en" fo:country="US"/>
    </style:style>
    <style:style style:name="P24" style:family="paragraph" style:parent-style-name="Text_20_body">
      <style:paragraph-properties fo:text-align="center" style:justify-single-word="false"/>
      <style:text-properties fo:language="en" fo:country="US"/>
    </style:style>
    <style:style style:name="P25" style:family="paragraph" style:parent-style-name="Text_20_body">
      <style:paragraph-properties fo:text-align="justify" style:justify-single-word="false"/>
      <style:text-properties fo:language="en" fo:country="US" fo:background-color="#ffff00"/>
    </style:style>
    <style:style style:name="P26" style:family="paragraph" style:parent-style-name="Text_20_body">
      <style:paragraph-properties fo:text-align="justify" style:justify-single-word="false"/>
      <style:text-properties fo:language="uk" fo:country="UA"/>
    </style:style>
    <style:style style:name="P27"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8" style:family="paragraph" style:parent-style-name="Text_20_body">
      <style:paragraph-properties fo:text-align="justify" style:justify-single-word="false"/>
      <style:text-properties fo:color="#c9211e" fo:language="ru" fo:country="RU"/>
    </style:style>
    <style:style style:name="P29"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0"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1" style:family="paragraph" style:parent-style-name="Quotations">
      <style:text-properties fo:language="ru" fo:country="RU"/>
    </style:style>
    <style:style style:name="P32"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36" style:family="paragraph" style:parent-style-name="Standard">
      <style:paragraph-properties fo:margin-left="0cm" fo:margin-right="0cm" fo:text-align="justify" style:justify-single-word="false" fo:text-indent="0.499cm" style:auto-text-indent="false"/>
      <style:text-properties fo:language="ru" fo:country="RU"/>
    </style:style>
    <style:style style:name="P37" style:family="paragraph" style:parent-style-name="Standard">
      <style:paragraph-properties fo:text-align="justify" style:justify-single-word="false"/>
      <style:text-properties fo:language="ru" fo:country="RU"/>
    </style:style>
    <style:style style:name="P38"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1"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2" style:family="paragraph" style:parent-style-name="Heading_20_1">
      <style:paragraph-properties fo:text-align="justify" style:justify-single-word="false"/>
    </style:style>
    <style:style style:name="P43" style:family="paragraph" style:parent-style-name="Heading_20_1">
      <style:paragraph-properties fo:text-align="center" style:justify-single-word="false"/>
    </style:style>
    <style:style style:name="P44" style:family="paragraph" style:parent-style-name="Heading_20_1" style:master-page-name="MP0">
      <style:paragraph-properties fo:text-align="center" style:justify-single-word="false" style:page-number="auto" fo:break-before="page"/>
      <style:text-properties fo:language="ru" fo:country="RU"/>
    </style:style>
    <style:style style:name="P45" style:family="paragraph" style:parent-style-name="Heading_20_2">
      <style:paragraph-properties fo:text-align="center" style:justify-single-word="false"/>
      <style:text-properties fo:language="ru" fo:country="RU"/>
    </style:style>
    <style:style style:name="P46" style:family="paragraph" style:parent-style-name="Heading_20_2">
      <style:paragraph-properties fo:text-align="center" style:justify-single-word="false"/>
    </style:style>
    <style:style style:name="P47" style:family="paragraph" style:parent-style-name="Text_20_body">
      <style:text-properties fo:language="ru" fo:country="RU"/>
    </style:style>
    <style:style style:name="P48" style:family="paragraph" style:parent-style-name="Text_20_body">
      <style:paragraph-properties fo:text-align="justify" style:justify-single-word="false"/>
      <style:text-properties fo:language="ru" fo:country="RU"/>
    </style:style>
    <style:style style:name="P49" style:family="paragraph" style:parent-style-name="Text_20_body">
      <style:text-properties fo:language="ru" fo:country="RU" fo:background-color="#ffff00"/>
    </style:style>
    <style:style style:name="P50" style:family="paragraph" style:parent-style-name="Text_20_body">
      <style:text-properties fo:language="en" fo:country="US"/>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fo:language="uk" fo:country="UA" fo:font-style="italic" fo:background-color="#ffff00" style:font-style-asian="italic" style:font-style-complex="italic"/>
    </style:style>
    <style:style style:name="T20" style:family="text">
      <style:text-properties style:text-line-through-style="solid" fo:language="ru" fo:country="RU" style:text-underline-mode="continuous" style:text-overline-mode="continuous" style:text-line-through-mode="continuous"/>
    </style:style>
    <style:style style:name="T21" style:family="text">
      <style:text-properties style:text-line-through-style="solid" fo:language="ru" fo:country="RU" style:text-underline-mode="continuous" style:text-overline-mode="continuous" style:text-line-through-mode="continuous" fo:background-color="#ffff00"/>
    </style:style>
    <style:style style:name="T22" style:family="text">
      <style:text-properties style:text-line-through-style="solid" fo:language="ru" fo:country="RU" style:text-underline-mode="continuous" style:text-overline-mode="continuous" style:text-line-through-mode="continuous" fo:background-color="#00ccff"/>
    </style:style>
    <style:style style:name="T23" style:family="text">
      <style:text-properties fo:color="#c9211e" fo:language="ru" fo:country="RU"/>
    </style:style>
    <style:style style:name="T24" style:family="text">
      <style:text-properties fo:language="en" fo:country="US"/>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background-color="#ffff00" style:font-style-asian="normal" style:font-style-complex="normal"/>
    </style:style>
    <style:style style:name="T27" style:family="text">
      <style:text-properties style:use-window-font-color="true" fo:font-style="normal" style:font-style-asian="normal" style:font-style-complex="normal"/>
    </style:style>
    <style:style style:name="T28" style:family="text">
      <style:text-properties style:use-window-font-color="true" fo:language="en" fo:country="U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Семь вечностей</text:h>
      <text:p text:style-name="P2">(ниспадающее безумие)</text:p>
      <text:p text:style-name="P15">Война. Война никогда не меняется.</text:p>
      <text:p text:style-name="P16"><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5" text:outline-level="2">1</text:h>
      <text:p text:style-name="P17"><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9">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7"><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42"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7"><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7"><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7"><text:soft-page-break/><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7"><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7"><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7"><text:soft-page-break/><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7"><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7"><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7"><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7"><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7"><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7"><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7"><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7"><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7"/>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7"><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7"><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7"><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7"/>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45"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7"><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7">…шшш…</text:p>
      <text:p text:style-name="P17"><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20">adveniat regnum tuum;</text:p>
      <text:p text:style-name="P20">fiat voluntas tua, sicut in caelo et in terra…</text:p>
      <text:p text:style-name="P20">…хрррсссшшш…</text:p>
      <text:p text:style-name="P20">ne nuclear bellum. Amen</text:p>
      <text:p text:style-name="P20">…шшшссс…</text:p>
      <text:p text:style-name="P20"/>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7"><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7"><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7"><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7"><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7"><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7"><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7"><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7"><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45"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45"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7"><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7"><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7"><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7"><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7"><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7"><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7"><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7"><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2"/>
      <text:p text:style-name="P3">- Ну так и жри, пока не скисло! - заорала поняха, повернув к нему голову.</text:p>
      <text:p text:style-name="P3"/>
      <text:p text:style-name="P17"><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7"><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7">-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45"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45" text:outline-level="2">4</text:h>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7"><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7"><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7"><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7"><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7"><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7"><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3"/>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45"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7"><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7"><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
      <text:h text:style-name="P45" text:outline-level="2">5</text:h>
      <text:p text:style-name="P17"><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7"><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7"><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7"><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7"><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45" text:outline-level="2">5.5</text:h>
      <text:p text:style-name="P2"/>
      <text:p text:style-name="P3">(обмен)</text:p>
      <text:p text:style-name="P17"><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7"><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45" text:outline-level="2">6</text:h>
      <text:p text:style-name="P3"/>
      <text:p text:style-name="P17"><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7"><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7"><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45"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7"><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45"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7"><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45"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45"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7"><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7"><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7"><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7"><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7"><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7"><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7"><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7"><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7"><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1">… Определён нейроинтерфейс 0.12-альфа</text:p>
      <text:p text:style-name="P31">… Поиск соединения</text:p>
      <text:p text:style-name="P31">… Соединение установлено</text:p>
      <text:p text:style-name="P31">…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1">… До начала диалога осталось пять… четыре… три…</text:p>
      <text:p text:style-name="P31"/>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7"><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7"><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7"><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45"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7"><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7"><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7"><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4"/>
      <text:p text:style-name="P17"><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7"><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7"><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7"><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7"><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7"><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17"><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soft-page-break/>~~~</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17"><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7"><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7"><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17"><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text:soft-page-break/></text:p>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17"><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7"><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7"><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7"><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7"><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7"><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7"><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45"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7"><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45" text:outline-level="2">10.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text:soft-page-break/>Хэвэн в задумчивости ковыряет облако. Маленькие <text:s/>клубы тумана вылетают из-под копыта и тотчас уносятся ветром прочь.</text:p>
      <text:p text:style-name="P17"><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7"><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1">- Так значит это правда?!! Запутанные миры существуют?</text:p>
      <text:p text:style-name="P11">- Как видишь, да. Иначе мне не удалось бы получить картинку из квантовых гармоник.</text:p>
      <text:p text:style-name="P11">- Надо будет поставить тому парню пиво. И извиниться за все шуточки, что я откалывал во время его монологов… - бормочу я.</text:p>
      <text:p text:style-name="P11"/>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17"><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text:soft-page-break/></text:p>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7"><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17"><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0">- Ха-ха-ха-ха-ха! - смеётся до того мрачный Архимед. - Да скорее нам починят кондиционер в курилке, чем тебя допустят до кнопок. Ты ж понимаешь…</text:p>
      <text:p text:style-name="P1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0"/>
      <text:p text:style-name="P10">Хэвэн кивает головой с грустной улыбкой.</text:p>
      <text:p text:style-name="P1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text:soft-page-break/></text:p>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7"/>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text:soft-page-break/>- Кто ещё?</text:p>
      <text:p text:style-name="P17"><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7"/>
      <text:p text:style-name="P9">~~~</text:p>
      <text:p text:style-name="P9"/>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text:soft-page-break/></text:p>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text:soft-page-break/>-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text:soft-page-break/></text:p>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9"/>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45" text:outline-level="2">10.2</text:h>
      <text:p text:style-name="P9"/>
      <text:p text:style-name="P7"><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17"><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17"><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0">- Да?</text:p>
      <text:p text:style-name="P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0">- Я понимаю и буду хранить молчание.</text:p>
      <text:p text:style-name="P10"/>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7"><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7"><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
      <text:h text:style-name="P45" text:outline-level="2">10.3</text:h>
      <text:p text:style-name="P7"/>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text:soft-page-break/></text:p>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text:soft-page-break/>-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7"/>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text:soft-page-break/>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text:soft-page-break/>-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text:soft-page-break/>-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text:soft-page-break/>-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9">***</text:p>
      <text:p text:style-name="P7"/>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45" text:outline-level="2">10.5</text:h>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0">(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7"/>
      <text:p text:style-name="P9">~~~</text:p>
      <text:p text:style-name="P7"/>
      <text:p text:style-name="P32">Звон будильника чуть не проломил башку. Я открыл глаза.</text:p>
      <text:p text:style-name="P32">Чёрт! На работу! Опять опаздываю!</text:p>
      <text:p text:style-name="P32">Я вскакиваю с постели и хватаюсь за футболку, прыгая одной ногой в штанине.</text:p>
      <text:p text:style-name="P32">Стоп!</text:p>
      <text:p text:style-name="P32"/>
      <text:p text:style-name="P32">Какая, к чёрту, работа? Какой, к чёрту, будильник? Неделю я не выхожу из дома, взяв отпуск за свой счёт. Хэвэн сказала ждать.</text:p>
      <text:p text:style-name="P32"/>
      <text:p text:style-name="P32">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2"/>
      <text:p text:style-name="P32">«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text:soft-page-break/></text:p>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9">***</text:p>
      <text:p text:style-name="P7"><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7"><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45" text:outline-level="2">10.6</text:h>
      <text:p text:style-name="P7"/>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text:soft-page-break/>«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двери. Потом доносятся шаги по лестнице.</text:p>
      <text:p text:style-name="P8"/>
      <text:p text:style-name="P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о. Что ж ты не открыл дверь, как я просил? Вот и не хотел же портить твой дом,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text:soft-page-break/>-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7"><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7"><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7"><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7"><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7"><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7"><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7"><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7"><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7"><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7"><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7"><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8"><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7"><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7"><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7"><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7"><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7"><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7"><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7"><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7"><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7"><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7"><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7"><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7"><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7"><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17"><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7"><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7"><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7"><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7"><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7"><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0">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0">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0">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7"><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0"/>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0">КРАК!!!<text:line-break/>… Бля…</text:p>
      <text:p text:style-name="P10"/>
      <text:p text:style-name="P17"><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7"><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7"><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3"><text:soft-page-break/>Я дёргаю замок.</text:p>
      <text:p text:style-name="P33">– Как ты его раскрыла зубами-то? Я двумя руками закрыть не могу! Кажись, этот доспех узковат для твоей жопы!</text:p>
      <text:p text:style-name="P33">– Я помогу! – <text:s/>Селестия изгибает шею и зубами сжимает защёлку.</text:p>
      <text:p text:style-name="P33"/>
      <text:p text:style-name="P33">ШЛОП!</text:p>
      <text:p text:style-name="P33"/>
      <text:p text:style-name="P3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7"><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7"><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7"><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7"><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7"><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7"><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7"><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7"><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7"><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7"><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7"><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7"><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7"><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3">&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7"/>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4">ОБМА-</text:span>А<text:span text:style-name="T24">-</text:span>А-<text:span text:style-name="T24">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26">-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8">На последних ярдах к защитному </text:span>э<text:span text:style-name="T18">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4"><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3">-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3">&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8">проклятие</text:span> «Каменный лёд». Я изобрела его для <text:span text:style-name="T18">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8">Если я не </text:span>ошибаюсь<text:span text:style-name="T18"> в природе </text:span>э<text:span text:style-name="T18">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прощай!</text:p>
      <text:p text:style-name="P3"/>
      <text:p text:style-name="P3">Мир растворяется в ослепительном сиянии...</text:p>
      <text:p text:style-name="P23">&lt;<text:span text:style-name="T2">всё время войны сестёр была ночь</text:span>&gt;</text:p>
      <text:p text:style-name="P17"><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7"><text:span text:style-name="Default_20_Paragraph_20_Font"><text:span text:style-name="T1"/></text:span></text:p>
      <text:p text:style-name="P16"><text:span text:style-name="Default_20_Paragraph_20_Font"><text:span text:style-name="T24">~~~ </text:span></text:span><text:span text:style-name="Default_20_Paragraph_20_Font"><text:span text:style-name="T1">Интермедия </text:span></text:span><text:span text:style-name="Default_20_Paragraph_20_Font"><text:span text:style-name="T24">~~~ </text:span></text:span></text:p>
      <text:p text:style-name="P16"><text:span text:style-name="Default_20_Paragraph_20_Font"><text:span text:style-name="T24"/></text:span></text:p>
      <text:p text:style-name="P17"><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7"><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7"><text:span text:style-name="Default_20_Paragraph_20_Font"><text:span text:style-name="T1"/></text:span></text:p>
      <text:h text:style-name="P43" text:outline-level="1"><text:soft-page-break/><text:span text:style-name="Default_20_Paragraph_20_Font"><text:span text:style-name="T1"/></text:span></text:h>
      <text:p text:style-name="P17"><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37"/>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7"><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7"><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3">В последнюю секунду Хэвэн </text:span></text:span><text:span text:style-name="Default_20_Paragraph_20_Font"><text:span text:style-name="T23">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3">—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7"><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7"><text:span text:style-name="Default_20_Paragraph_20_Font"><text:span text:style-name="T10">Действие начинается снова с </text:span></text:span><text:span text:style-name="Default_20_Paragraph_20_Font"><text:span text:style-name="T22">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3"><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3">=============================</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7"><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7"><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0"/>
      <text:p text:style-name="P17"><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17"><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17"><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45" text:outline-level="2">11</text:h>
      <text:p text:style-name="P3"/>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7"><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text:span></text:span><text:soft-page-break/><text:span text:style-name="Default_20_Paragraph_20_Font"><text:span text:style-name="T4">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17"><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text:span></text:span><text:span text:style-name="Default_20_Paragraph_20_Font"><text:span text:style-name="T4">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text:soft-page-break/>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17"><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text:span></text:span><text:span text:style-name="Default_20_Paragraph_20_Font"><text:span text:style-name="T4">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17"><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text:soft-page-break/>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38">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0">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7"><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0">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18">но</text:span> мне <text:span text:style-name="T18">сказочно </text:span>повезло - Хэвэн не является живой.</text:p>
      <text:p text:style-name="P10">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18">окончательно</text:span>.</text:p>
      <text:p text:style-name="P17"><text:soft-page-break/><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9">Я очень хочу, я мечтаю, что м</text:span></text:span><text:span text:style-name="Default_20_Paragraph_20_Font"><text:span text:style-name="T6">ы</text:span></text:span><text:span text:style-name="Default_20_Paragraph_20_Font"><text:span text:style-name="T19"> опять встретимся.</text:span></text:span></text:p>
      <text:p text:style-name="P17"><text:span text:style-name="Default_20_Paragraph_20_Font"><text:span text:style-name="T19">В другом месте, в другое время...</text:span></text:span></text:p>
      <text:p text:style-name="P10">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soft-page-break/>***</text:p>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text:soft-page-break/></text:p>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text:soft-page-break/>-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3"/>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text:soft-page-break/></text:p>
      <text:p text:style-name="P24">***</text:p>
      <text:p text:style-name="P24"/>
      <text:p text:style-name="P23">...<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28">Т</text:span><text:span text:style-name="T27">ы что за хрен вообще? </text:span><text:span text:style-name="T28">– </text:span><text:span text:style-name="T27">наконец-то обретаю речь я.</text:span></text:p>
      <text:p text:style-name="P2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29">- Да-да, у меня похожее чувство, - мрачно сообщаю я. - По-моему, мы уже пересекались раньше.</text:p>
      <text:p text:style-name="P2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29">- Что?</text:p>
      <text:p text:style-name="P29"/>
      <text:p text:style-name="P35"><text:span text:style-name="T24">С кончика малого рога </text:span>существа<text:span text:style-name="T24"> </text:span>срывается <text:span text:style-name="T24">молния и под ним материализов</text:span>ывается<text:span text:style-name="T24"> </text:span>зелёный <text:span text:style-name="T24">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29"/>
      <text:p text:style-name="P2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2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1">-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text:soft-page-break/>отсутствуют. Что же привело тебя в Эогипп, Проводник? И почему я не могу определить места, откуда ты пришёл?</text:p>
      <text:p text:style-name="P29">- Потому что его нет, - я снова закашливаюсь сухим смехом. <text:span text:style-name="T24">-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29">-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29">Сверхаликорн подаёт стакан воды.</text:p>
      <text:p text:style-name="P29"/>
      <text:p text:style-name="P29">- И что же ты теперь собираешься делать? - продолжает Анакорн.</text:p>
      <text:p text:style-name="P29">- Не знаю. Думаю, может, сдохнуть прямо тут?</text:p>
      <text:p text:style-name="P2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29"/>
      <text:p text:style-name="P29">Я саркастически улыбаюсь в ответ. Да, я хочу. Вот только желание это неосуществимо, если только Анакорн не умеет воскрешать мёртвых.</text:p>
      <text:p text:style-name="P29"/>
      <text:p text:style-name="P29">- Ты умеешь возвращать с того света?</text:p>
      <text:p text:style-name="P2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2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29">- Да ну, зачем статую? - огорчается Анакорн. - Не буду я превращать тебя в статую. Есть одно решение...</text:p>
      <text:p text:style-name="P29"/>
      <text:p text:style-name="P29">Демиург морщит лоб и зависает, уставившись в одну точку.</text:p>
      <text:p text:style-name="P29">- И?..</text:p>
      <text:p text:style-name="P29">Я замечаю, что мои кисти светятся голубоватым свечением, а кончики пальцев становятся полупрозрачными. </text:p>
      <text:p text:style-name="P29">- <text:s/>Тебе пора уходить. Слишком долго находился возле меня. Ты сгораешь, - объясняет Анакорн.</text:p>
      <text:p text:style-name="P29">- Так что там насчёт решения? - не отстаю я.</text:p>
      <text:p text:style-name="P29"><text:span text:style-name="T18">С</text:span>верхаликорн <text:span text:style-name="T18">морщит лоб, сосредоточиваясь</text:span>. <text:span text:style-name="T18">Полминут</text:span>ы ничего не происходит. Потом вокруг его второго рога появляются фиолетовые искорки. Театральный взмах копыта — и перед нами открывается <text:soft-page-break/>уходящий в сине-зелёную бесконечность прозрачный коридор. В начале коридора я вижу семь совершенно одинаковых дверей.</text:p>
      <text:p text:style-name="P29"/>
      <text:p text:style-name="P2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29">- А за какой дверью Сел?</text:p>
      <text:p text:style-name="P29">- Не знаю, - раздражённо бросает Анакорн, - сердце подскажет. Поторопись, если не хочешь превратиться в сияющий эфир!</text:p>
      <text:p text:style-name="P29"/>
      <text:p text:style-name="P29">Сверхаликорн нетерпеливым жестом указывает в направлении дверей.</text:p>
      <text:p text:style-name="P29">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2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2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29"/>
      <text:p text:style-name="P29">Голубоватое свечение уже расширилось с кистей на руки и торс, последние фаланги пальцев едва видны.</text:p>
      <text:p text:style-name="P29">Может, тут и остановиться? Сияющий эфир и каменная статуя — хорошая пара, как по мне.</text:p>
      <text:p text:style-name="P29">Нет, эту историю надо пройти до конца.</text:p>
      <text:p text:style-name="P29">Медленно возвращаюсь к светящимся проёмам дверей.</text:p>
      <text:p text:style-name="P29">Вот оно!</text:p>
      <text:p text:style-name="P29">Останавливаюсь напротив проёма, почувствовав легчайший укол. Делаю шаг к двери — и чувствую знакомое жжение в груди.</text:p>
      <text:p text:style-name="P29"/>
      <text:p text:style-name="P29">- Ну привет-привет, - блаженно улыбаюсь я старой знакомой.</text:p>
      <text:p text:style-name="P29">Прижатая к области сердца рука ощущает очертания фигурки аликорна, как будто выросшей из груди.</text:p>
      <text:p text:style-name="P29"/>
      <text:p text:style-name="P29">Что-то это да значит.</text:p>
      <text:p text:style-name="P29"/>
      <text:p text:style-name="P29"><text:soft-page-break/>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29">Да плевать — если дверь нельзя открыть — её можно выбить. Эта мысль заполняет всё сознание.</text:p>
      <text:p text:style-name="P29">Изо всех сил замахиваюсь ногой и втапливаю по двери. Нога проваливается в дверь, а за ней и весь я.</text:p>
      <text:p text:style-name="P29"/>
      <text:p text:style-name="P29">- Ну, или так, - успеваю подумать я.</text:p>
      <text:p text:style-name="P29"/>
      <text:p text:style-name="P29"/>
      <text:p text:style-name="P29"/>
      <text:p text:style-name="P29"/>
      <text:p text:style-name="P30">Крепкий орешек, развоплощение не повлияло твой характер. Как был хамом, так и остался.</text:p>
      <text:p text:style-name="P30">- Мы ведь виделись раньше, да? Почему-то ты кажешься мне знакомым, - угрюмо замечаю я. - Хотя, хоть убей, не вспомню, где.</text:p>
      <text:p text:style-name="P30">-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0">- Хреново, - ещё угрюмее говорю я. - Полчаса назад попал в эпицентр ядерного взрыва.</text:p>
      <text:p text:style-name="P30">-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0"/>
      <text:p text:style-name="P30">Я молча прикидываю, смогу ли дотянуться до его носа кулаком? А ногой?</text:p>
      <text:p text:style-name="P30">Анакорн как будто понимает, что я замышляю. Он отступает шаг назад и примирительно поднимает вверх копыто.</text:p>
      <text:p text:style-name="P30"/>
      <text:p text:style-name="P25"><text:span text:style-name="T27">- </text:span><text:span text:style-name="T25">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0"/>
      <text:p text:style-name="P34"><text:span text:style-name="T24">С кончика малого рога Анакорна </text:span>срывается<text:span text:style-name="T24"> молния и под ним материализов</text:span>ывается<text:span text:style-name="T24"> </text:span>зелёный <text:span text:style-name="T24">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0"/>
      <text:p text:style-name="P4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0"><text:soft-page-break/></text:p>
      <text:p text:style-name="P4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0">- Стоп-стоп-стоп! Помедленнее, я нихрена не понял! - хватаюсь за голову я. - Какая-такая подружка? Какая просьба? Какой мир? Что за бред?</text:p>
      <text:p text:style-name="P39"/>
      <text:p text:style-name="P23"><text:span text:style-name="T27">&lt;</text:span><text:span text:style-name="Default_20_Paragraph_20_Font"><text:span text:style-name="T26">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3"><text:span text:style-name="Default_20_Paragraph_20_Font"><text:span text:style-name="T26">Эпилог.)</text:span></text:span><text:span text:style-name="T27">&gt;</text:span></text:p>
      <text:p text:style-name="P29"/>
      <text:p text:style-name="P3"/>
      <text:p text:style-name="P17"><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7"/>
      <text:p text:style-name="P17"><text:span text:style-name="Default_20_Paragraph_20_Font"><text:span text:style-name="T2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7"><text:span text:style-name="Default_20_Paragraph_20_Font"><text:span text:style-name="T2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oft-page-break/><text:span text:style-name="Default_20_Paragraph_20_Font"><text:span text:style-name="T21">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8"/>
      <text:p text:style-name="P17"><text:span text:style-name="Default_20_Paragraph_20_Font"><text:span text:style-name="T1"/></text:span></text:p>
      <text:p text:style-name="P3"/>
      <text:p text:style-name="P3"/>
      <text:p text:style-name="P2">***</text:p>
      <text:p text:style-name="P3">.</text:p>
      <text:p text:style-name="P3">.</text:p>
      <text:p text:style-name="P3">.</text:p>
      <text:p text:style-name="P17"><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6">В какой-то момент пришло осознание.</text:p>
      <text:p text:style-name="P33"/>
      <text:p text:style-name="P3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7">- Ты всё же пришёл… Мне хватило сил призвать тебя, Проводник… Кха-кха-кха…</text:p>
      <text:p text:style-name="P7"/>
      <text:p text:style-name="P3"/>
      <text:p text:style-name="P7"/>
      <text:p text:style-name="P7"/>
      <text:p text:style-name="P17"><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oft-page-break/><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0"/>
      <text:p text:style-name="P10">Я устало смеюсь. Юджин сделал этический модуль слишком эмоциональным, но это выглядит порой так забавно!</text:p>
      <text:p text:style-name="P10">- Нет ничего проще. Если бы ты спросилда меня раньше, я бы тебе сказал. Со стороны это моментально видно.</text:p>
      <text:p text:style-name="P10">- Что?!! Говори!</text:p>
      <text:p text:style-name="P1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0">- И где же мне найти желающих на такое? Я даже с трудом понимаю концепцию души, не то, чтобы поверить в её существование.</text:p>
      <text:p text:style-name="P10"/>
      <text:p text:style-name="P10">Разочарование сквозит в выражении морды трансцендентной лошади, в её поникших ушах и обвислом хвосте. Я усмехаюсь.</text:p>
      <text:p text:style-name="P10"/>
      <text:p text:style-name="P10">- Ты в упор не видишь очевидного. Расскажи-ка, каким образом я могу присутствовать тут, рядом с тобой в виртуальном мире?</text:p>
      <text:p text:style-name="P10">Хэвэн недовольно морщит нос, но начинает объяснять, как пятилетнему ребёнку.</text:p>
      <text:p text:style-name="P1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0">- Правильно, - киваю я, - и как, по-твоему, можно назвать цифровой слепок сознания?</text:p>
      <text:p text:style-name="P10">- Н-не понимаю, к чему ты клонишь? - запинается Хэвэн. Я вижу, что она начинает понимать.</text:p>
      <text:p text:style-name="P10">-</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17"><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text:soft-page-break/></text:p>
      <text:p text:style-name="P3"/>
      <text:p text:style-name="P3"/>
      <text:p text:style-name="P3"/>
      <text:h text:style-name="P45"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7"><text:soft-page-break/>===================================================</text:p>
      <text:p text:style-name="P17">… Вы и есть сопротивление!</text:p>
      <text:p text:style-name="P3">&lt;временная петля&gt;</text:p>
      <text:p text:style-name="P3"/>
      <text:p text:style-name="P3"/>
      <text:p text:style-name="P3"/>
      <text:p text:style-name="P13"/>
      <text:p text:style-name="P3"/>
      <text:p text:style-name="P17"><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7"><text:soft-page-break/><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7"/>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7"><text:span text:style-name="Default_20_Paragraph_20_Font"><text:span text:style-name="T1">- Мой первый Учитель… Я узнала тебя… </text:span></text:span>Мне тебя не хватало.</text:p>
      <text:p text:style-name="P17"/>
      <text:p text:style-name="P3">Деревья расступились и на поляну вышла Хэвэн.</text:p>
      <text:p text:style-name="P3"/>
      <text:p text:style-name="P17"><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7"><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text:soft-page-break/>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7"><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6">В какой-то момент пришло осознание.</text:p>
      <text:p text:style-name="P33"/>
      <text:p text:style-name="P3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7"><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text:soft-page-break/>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7"><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text:soft-page-break/></text:p>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text:soft-page-break/>Вопящая фигура поравнялась с аликорницами и продолжила низвержение в пропасть.</text:p>
      <text:p text:style-name="P3"/>
      <text:p text:style-name="P17"><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46" text:outline-level="2">Эпилог</text:h>
      <text:p text:style-name="P2"/>
      <text:p text:style-name="P2">~~~5000 лет от основания Эквестрии~~~</text:p>
      <text:p text:style-name="P6"/>
      <text:p text:style-name="Text_20_body">Mike Oldfield - In the beginning &amp; Let there be light <text:s text:c="5"/>или <text:s text:c="5"/>Oceania</text:p>
      <text:p text:style-name="P17"><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text:soft-page-break/></text:p>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17">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text:soft-page-break/>-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text:soft-page-break/>-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2">-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2"><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18">же</text:span><text:span text:style-name="T1">.</text:span></text:p>
      <text:p text:style-name="P22"><text:span text:style-name="T1">- Всё равно умнее, чем верить в мамины сказочки в Санта-Клауса и Селестию! - хихикает крупная кобылка в веснушках.</text:span></text:p>
      <text:p text:style-name="P22"><text:span text:style-name="T1">- Я выласту и стану умнее, чем вы все вместе взятые! Особенно ты, дылда веснусчатая! - мрачно заявляет радужногривая малышка.</text:span></text:p>
      <text:p text:style-name="P22"><text:span text:style-name="T1">- Агась! Будешь альтернативно умная, как и все кьюти-марочники! - гогочет конопатая.</text:span></text:p>
      <text:p text:style-name="P22"><text:span text:style-name="T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span></text:p>
      <text:p text:style-name="P22"><text:span text:style-name="T1">- Мы тоже не виноваты, что у неё выскочила кьютимарка! - огрызается Динка. - Она такая же тупая, как всепони триста лет назад, когда кьютимарки ещё были!</text:span></text:p>
      <text:p text:style-name="P22"><text:span text:style-name="T1">- ДИНКА ТВЕРДОЛОБ! - ледяной тон учительницы не предвещает ничего доброго. - Мне надо встретиться с твоими родителями! Нам есть о чём погово...</text:span></text:p>
      <text:p text:style-name="P22"><text:span text:style-name="T1"/></text:p>
      <text:p text:style-name="P22"><text:span text:style-name="T1">… ТЫДЫЩЬ-БАХ-БАБАХ!!!</text:span></text:p>
      <text:p text:style-name="P22"><text:span text:style-name="T1"/></text:p>
      <text:p text:style-name="P22"><text:span text:style-name="T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span></text:p>
      <text:p text:style-name="P22"><text:soft-page-break/><text:span text:style-name="T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span></text:p>
      <text:p text:style-name="P22"/>
      <text:p text:style-name="P24"><text:span text:style-name="T1">***</text:span></text:p>
      <text:p text:style-name="P22"><text:span text:style-name="T1"/></text:p>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text:soft-page-break/>- Эммм, - озадаченно тянет малышка. - У нас есть семейная легенда, сто наса <text:span text:style-name="T18">пла</text:span>-<text:span text:style-name="T18">пла</text:span>-<text:span text:style-name="T18">пла</text:span>-и есё много <text:span text:style-name="T18">л</text:span>аз <text:span text:style-name="T18">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18">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4">~</text:span> 300 <text:span text:style-name="T24">Anno Celestia</text:span>» .</text:p>
      <text:p text:style-name="P22">-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22"><text:span text:style-name="T1"/></text:p>
      <text:p text:style-name="P22"><text:span text:style-name="T1">Всё-таки, гад этот Анакорн! И шутки у него сволочные. Жаль, я ему не врезал, когда имел возможность.</text:span></text:p>
      <text:p text:style-name="P22"><text:span text:style-name="T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span></text:p>
      <text:p text:style-name="P22"><text:span text:style-name="T1"/></text:p>
      <text:p text:style-name="P22"><text:span text:style-name="T1">- Так всё же, какой она была, моя пла-пла-плабабуска? - слышу я настойчивый голосок.</text:span></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text:soft-page-break/></text:p>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text:soft-page-break/>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экранчике. </text:p>
      <text:p text:style-name="P1">«Регистрирую присутствие хозяина. </text:p>
      <text:p text:style-name="P1">Региструю увеличение дистанции между хозяином. </text:p>
      <text:p text:style-name="P1">Отсутствие инструкций. </text:p>
      <text:p text:style-name="P1">Активирую протокол поддержания дистанции необходимой для принятия инструкций хозяина.»</text:p>
      <text:p text:style-name="P1"/>
      <text:p text:style-name="P1"><text:soft-page-break/>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7">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7">Pink Floyd “Keep Talking” <text:a xlink:type="simple" xlink:href="https://www.youtube.com/watch?v=CVhYW6e3qc8" office:target-frame-name="_top" xlink:show="replace" text:style-name="Internet_20_link" text:visited-style-name="Visited_20_Internet_20_Link">https://www.youtube.com/watch?v=CVhYW6e3qc8</text:a></text:p>
      <text:p text:style-name="P17"/>
      <text:p text:style-name="P17">Daft Punk - Veridis Quo</text:p>
      <text:p text:style-name="P17">https://www.youtube.com/watch?v=HhZaHf8RP6g</text:p>
      <text:p text:style-name="P17"><text:a xlink:type="simple" xlink:href="https://www.youtube.com/watch?v=ySLc8gZ3oEc" office:target-frame-name="_top" xlink:show="replace" text:style-name="Internet_20_link" text:visited-style-name="Visited_20_Internet_20_Link">https://www.youtube.com/watch?v=ySLc8gZ3oEc</text:a></text:p>
      <text:p text:style-name="P17"/>
      <text:p text:style-name="P17">Eye Of The Tiger</text:p>
      <text:p text:style-name="P17"/>
      <text:p text:style-name="P17">Alphaville – Forever Young</text:p>
      <text:p text:style-name="P17">The Doors “Light My Fire”</text:p>
      <text:p text:style-name="P17">Pink Floyd “Another Brick In The Wall” (https://www.youtube.com/watch?v=krYK1jWz0Lo <text:s/>),</text:p>
      <text:p text:style-name="P17">“Is the anybody here” (Pulse)</text:p>
      <text:p text:style-name="P17">“Marooned”</text:p>
      <text:p text:style-name="P17">&lt;Pink Floyd - «Hey you» (Pulse)&gt;</text:p>
      <text:p text:style-name="P17"/>
      <text:p text:style-name="P17">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text:soft-page-break/>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7">&lt;<text:span text:style-name="Default_20_Paragraph_20_Font"><text:span text:style-name="T17">Pink Floyd — Kepp Talking (Pulse), Hey you (Pulse), Sorrow (Pulse), High Hopes (Pulse)</text:span></text:span>&gt;</text:p>
      <text:p text:style-name="P17">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7">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7">Oasis — Wonderwall (<text:a xlink:type="simple" xlink:href="https://www.youtube.com/watch?v=6hzrDeceEKc" office:target-frame-name="_top" xlink:show="replace" text:style-name="Internet_20_link" text:visited-style-name="Visited_20_Internet_20_Link">https://www.youtube.com/watch?v=6hzrDeceEKc</text:a> )</text:p>
      <text:p text:style-name="P17">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text:soft-page-break/>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7"><text:a xlink:type="simple" xlink:href="https://www.youtube.com/watch?v=nGhoBnx3Pt0" office:target-frame-name="_top" xlink:show="replace" text:style-name="Internet_20_link" text:visited-style-name="Visited_20_Internet_20_Link">https://www.youtube.com/watch?v=nGhoBnx3Pt0</text:a></text:p>
      <text:p text:style-name="P17"><text:a xlink:type="simple" xlink:href="https://www.youtube.com/watch?v=UVWiArQL_oI" office:target-frame-name="_top" xlink:show="replace" text:style-name="Internet_20_link" text:visited-style-name="Visited_20_Internet_20_Link">https://www.youtube.com/watch?v=UVWiArQL_oI</text:a></text:p>
      <text:p text:style-name="P17"/>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4">Blue man group - Chill and zone out </text:span><text:a xlink:type="simple" xlink:href="https://www.youtube.com/watch?v=_yfDjBl__o8" text:style-name="Internet_20_link" text:visited-style-name="Visited_20_Internet_20_Link"><text:span text:style-name="T24">https://www.youtube.com/watch?v=_yfDjBl__o8</text:span></text:a></text:p>
      <text:p text:style-name="Text_20_body"><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5-21T01:29:30.41</dc:date>
    <meta:editing-cycles>4635</meta:editing-cycles>
    <meta:editing-duration>P112DT16H37M33S</meta:editing-duration>
    <meta:document-statistic meta:table-count="0" meta:image-count="0" meta:object-count="0" meta:page-count="301" meta:paragraph-count="4436" meta:word-count="106985" meta:character-count="681761"/>
    <meta:template xlink:type="simple" xlink:actuate="onRequest" xlink:title="" xlink:href="Normal"/>
  </office:meta>
</office:document-meta>
</file>